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00%"/>
      <style:text-properties fo:font-weight="bold" style:font-weight-asian="bold" style:font-weight-complex="bold"/>
    </style:style>
    <style:style style:name="P2" style:family="paragraph" style:parent-style-name="Text_20_body">
      <style:paragraph-properties fo:line-height="100%"/>
    </style:style>
    <style:style style:name="P3" style:family="paragraph" style:parent-style-name="Title">
      <style:paragraph-properties fo:line-height="100%"/>
    </style:style>
    <style:style style:name="P4" style:family="paragraph" style:parent-style-name="Text_20_body">
      <style:paragraph-properties fo:margin-left="0.2in" fo:margin-right="0.2in" fo:line-height="100%" fo:text-indent="0in" style:auto-text-indent="false"/>
      <style:text-properties fo:font-weight="normal" style:font-weight-asian="normal" style:font-weight-complex="normal"/>
    </style:style>
    <style:style style:name="P5" style:family="paragraph" style:parent-style-name="Text_20_body">
      <style:paragraph-properties fo:margin-left="0in" fo:margin-right="0.2in" fo:line-height="100%" fo:text-indent="0in" style:auto-text-indent="false"/>
      <style:text-properties fo:font-weight="normal" style:font-weight-asian="normal" style:font-weight-complex="normal"/>
    </style:style>
    <style:style style:name="P6" style:family="paragraph" style:parent-style-name="Text_20_body" style:list-style-name="L1">
      <style:paragraph-properties fo:line-height="100%"/>
    </style:style>
    <style:style style:name="P7" style:family="paragraph" style:parent-style-name="Text_20_body" style:list-style-name="L2">
      <style:paragraph-properties fo:line-height="100%"/>
    </style:style>
    <style:style style:name="P8" style:family="paragraph" style:parent-style-name="Text_20_body" style:list-style-name="L7">
      <style:paragraph-properties fo:line-height="100%"/>
    </style:style>
    <style:style style:name="P9" style:family="paragraph" style:parent-style-name="Text_20_body" style:list-style-name="L1">
      <style:paragraph-properties fo:line-height="100%"/>
      <style:text-properties fo:font-weight="normal" style:font-weight-asian="normal" style:font-weight-complex="normal"/>
    </style:style>
    <style:style style:name="P10" style:family="paragraph" style:parent-style-name="Text_20_body" style:list-style-name="L3">
      <style:paragraph-properties fo:line-height="100%"/>
      <style:text-properties fo:font-weight="normal" style:font-weight-asian="normal" style:font-weight-complex="normal"/>
    </style:style>
    <style:style style:name="P11" style:family="paragraph" style:parent-style-name="Text_20_body" style:list-style-name="L4">
      <style:paragraph-properties fo:line-height="100%"/>
      <style:text-properties fo:font-weight="normal" style:font-weight-asian="normal" style:font-weight-complex="normal"/>
    </style:style>
    <style:style style:name="P12" style:family="paragraph" style:parent-style-name="Text_20_body" style:list-style-name="L5">
      <style:paragraph-properties fo:line-height="100%"/>
      <style:text-properties fo:font-weight="normal" style:font-weight-asian="normal" style:font-weight-complex="normal"/>
    </style:style>
    <style:style style:name="P13" style:family="paragraph" style:parent-style-name="Text_20_body" style:list-style-name="L6">
      <style:paragraph-properties fo:line-height="100%"/>
      <style:text-properties fo:font-weight="normal" style:font-weight-asian="normal" style:font-weight-complex="normal"/>
    </style:style>
    <style:style style:name="P14" style:family="paragraph" style:parent-style-name="Text_20_body" style:list-style-name="L7">
      <style:paragraph-properties fo:line-height="100%"/>
      <style:text-properties fo:font-weight="normal" style:font-weight-asian="normal" style:font-weight-complex="normal"/>
    </style:style>
    <style:style style:name="P15" style:family="paragraph" style:parent-style-name="Text_20_body" style:list-style-name="L8">
      <style:paragraph-properties fo:line-height="100%"/>
      <style:text-properties fo:font-weight="normal" style:font-weight-asian="normal" style:font-weight-complex="normal"/>
    </style:style>
    <style:style style:name="P16" style:family="paragraph" style:parent-style-name="Text_20_body" style:list-style-name="L10">
      <style:paragraph-properties fo:line-height="100%"/>
      <style:text-properties fo:font-weight="normal" style:font-weight-asian="normal" style:font-weight-complex="normal"/>
    </style:style>
    <style:style style:name="P17" style:family="paragraph" style:parent-style-name="Text_20_body" style:list-style-name="L11">
      <style:paragraph-properties fo:line-height="100%"/>
      <style:text-properties fo:font-weight="normal" style:font-weight-asian="normal" style:font-weight-complex="normal"/>
    </style:style>
    <style:style style:name="P18" style:family="paragraph" style:parent-style-name="Text_20_body" style:list-style-name="L1">
      <style:paragraph-properties fo:line-height="100%"/>
      <style:text-properties fo:font-weight="bold" style:font-weight-asian="bold" style:font-weight-complex="bold"/>
    </style:style>
    <style:style style:name="P19" style:family="paragraph" style:parent-style-name="Text_20_body" style:list-style-name="L9">
      <style:paragraph-properties fo:line-height="100%"/>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1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25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7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2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25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7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3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1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25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7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2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25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7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3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1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25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7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2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25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7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3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inimal Openrisc System on Chip Implementation</text:p>
      <text:p text:style-name="P2"/>
      <text:p text:style-name="P2">The Minimal System on Chip is a System-on-Chip (SoC) implementation with standard IP Cores available at OpenCores. This implementation is composed by a standard project, comprehending the standard IP Cores necessary for a SoC embedding the OpenRISC implementation or1200.</text:p>
      <text:p text:style-name="P2">This project idea is to offer a SoC, which can be uploaded to every FPGA and be compatible with every FPGA board, without the requirement of changing its code. In order to deliver such a project, the project has been based on a standard memory implementation and the Advanced Debug System, which allows system debug with the same cables used for FPGA configuration.</text:p>
      <text:p text:style-name="P2">The adaptation of the project to a target board is made in 2 steps maximum. First the minsoc_defines.v file has to be adjusted, generally one has to only uncomment his FPGA manufacturer and FPGA model definitions. After that a constraint file for your specific pinout has to be created. There are constraint files for standard boards also, in the backend directory of the project. </text:p>
      <text:p text:style-name="P2">Furthermore the project offers for this same SoC a working testbench and firmwares. The actual testbench can be run out of the box using Icarus Verilog v. 9.1. The firmwares are nearly the same of those of orpsoc_v2. The differences are for now, that the known uart "hello world" example now runs with interrupts and a new Ethernet example has been added to it.</text:p>
      <text:p text:style-name="P2">To complete, the size of the standard memory of the impementation can be adapted to your needs/possibilities by defining its address width inside of the same minsoc_defines.v file.</text:p>
      <text:p text:style-name="P2"/>
      <text:p text:style-name="P1">How To</text:p>
      <text:list xml:id="list708444629" text:style-name="L1">
        <text:list-item>
          <text:p text:style-name="P6">download minsoc</text:p>
          <text:list>
            <text:list-item>
              <text:p text:style-name="P6">download further necessary IP cores</text:p>
              <text:list>
                <text:list-item>
                  <text:p text:style-name="P6">cd minsoc/rtl/verilog</text:p>
                </text:list-item>
                <text:list-item>
                  <text:p text:style-name="P6">svn co http://opencores.org/ocsvn/adv_debug_sys/adv_debug_sys/trunk adv_debug_sys</text:p>
                </text:list-item>
                <text:list-item>
                  <text:p text:style-name="P6">svn co http://opencores.org/ocsvn/ethmac/ethmac/trunk ethmac</text:p>
                </text:list-item>
                <text:list-item>
                  <text:p text:style-name="P6">svn co http://opencores.org/ocsvn/openrisc/openrisc/trunk/or1200 or1200</text:p>
                </text:list-item>
                <text:list-item>
                  <text:p text:style-name="P6">svn co http://opencores.org/ocsvn/uart16550/uart16550/trunk uart16550</text:p>
                </text:list-item>
              </text:list>
            </text:list-item>
          </text:list>
        </text:list-item>
        <text:list-item>
          <text:p text:style-name="P6">install tools (GNU toolchain and adv_jtag_bridge)</text:p>
          <text:list>
            <text:list-item>
              <text:p text:style-name="P6">Follow: <text:a xlink:type="simple" xlink:href="http://www.opencores.org/openrisc,gnu_toolchain">http://www.opencores.org/openrisc,gnu_toolchain</text:a> <text:s/>(to install binutils, gcc, gdb)</text:p>
            </text:list-item>
            <text:list-item>
              <text:p text:style-name="P6">To debug and load the firmware you have to use the new advanced_debug_system. This project is included in the minsoc files inside of minsoc/rtl/verilog/adv_debug_sys. There you can find the software in Software and the documentation, which shall help you to go under Doc. </text:p>
              <text:list>
                <text:list-item>
                  <text:p text:style-name="P6">change the Makefile in Software/adv_jtag_bridge and compile the software using make. </text:p>
                </text:list-item>
                <text:list-item>
                  <text:p text:style-name="P6">sudo make install</text:p>
                </text:list-item>
                <text:list-item>
                  <text:p text:style-name="P6"><text:soft-page-break/>Copy the description file of your FPGA to your home directory “cp /opt/Xilinx/10.1/ISE/spartan3e/data/xc3s500e_fg320.bsd ~/”</text:p>
                </text:list-item>
              </text:list>
            </text:list-item>
            <text:list-item>
              <text:p text:style-name="P6">With the adv_jtag_bridge you can also debug your simulation. To do so, the simulation has to include a vpi module. This has to be compiled by your system. The sources are found under “minsoc/adv_debug_sys/Software/adv_jtag_bridge/sim_lib/icarus”.</text:p>
            </text:list-item>
          </text:list>
        </text:list-item>
      </text:list>
      <text:list xml:id="list645326078" text:style-name="L2">
        <text:list-item>
          <text:list>
            <text:list-item>
              <text:list>
                <text:list-item>
                  <text:p text:style-name="P7">cd <text:s/>minsoc/adv_debug_sys/Software/adv_jtag_bridge/sim_lib/icarus</text:p>
                </text:list-item>
                <text:list-item>
                  <text:p text:style-name="P7">make</text:p>
                </text:list-item>
                <text:list-item>
                  <text:p text:style-name="P7">cp minsoc_adv_debug_sys/Software/adv_jtag_bridge/sim_lib/icarus/jp-io-vpi.vpi minsoc/bench/verilog/vpi</text:p>
                </text:list-item>
              </text:list>
            </text:list-item>
          </text:list>
        </text:list-item>
      </text:list>
      <text:list xml:id="list419934648" text:continue-list="list708444629" text:style-name="L1">
        <text:list-item>
          <text:list>
            <text:list-item>
              <text:p text:style-name="P6">The adv_jtag_bridge connect the debug system to gdb, the GNU debugger. But the actual version of gdb has some issues, which have to be corrected before use. To do so, the adv_jtag_bridge software includes a patch for gdb. Save the patch to the gdb source code directory installed by the toolchain installation script and patch it:</text:p>
              <text:list>
                <text:list-item>
                  <text:p text:style-name="P6">cp minsoc/adv_debug_sys/Software/adv_jtag_bridge/gdb-6.8-bz436037-reg-no-longer-active.patch toolchain_build_directory/gdb-6.8</text:p>
                </text:list-item>
                <text:list-item>
                  <text:p text:style-name="P6">cd toolchain_build_directory/gdb-6.8</text:p>
                </text:list-item>
                <text:list-item>
                  <text:p text:style-name="P6">patch -p1 &lt; gdb-6.8-bz436037-reg-no-longer-active.patch</text:p>
                </text:list-item>
                <text:list-item>
                  <text:p text:style-name="P6">make</text:p>
                </text:list-item>
                <text:list-item>
                  <text:p text:style-name="P6">sudo make install</text:p>
                </text:list-item>
              </text:list>
            </text:list-item>
          </text:list>
        </text:list-item>
        <text:list-item>
          <text:p text:style-name="P6">Compile software</text:p>
          <text:list>
            <text:list-item>
              <text:p text:style-name="P6">edit sw/support/orp.ld line 14 LENGTH = 0x00006E00 to</text:p>
              <text:list>
                <text:list-item>
                  <text:p text:style-name="P6">your memory amount in Bytes<draw:frame draw:style-name="fr1" draw:name="Object2" text:anchor-type="as-char" svg:width="1.248in" svg:height="0.2075in" draw:z-index="1"><draw:object xlink:href="./Object 2" xlink:type="simple" xlink:show="embed" xlink:actuate="onLoad"/><draw:image xlink:href="./ObjectReplacements/Object 2" xlink:type="simple" xlink:show="embed" xlink:actuate="onLoad"/></draw:frame>, where MEMORYADRWIDTH is defined in `define MEMORY_ADR_WIDTH in “minsoc_defines.v”</text:p>
                </text:list-item>
              </text:list>
            </text:list-item>
          </text:list>
        </text:list-item>
      </text:list>
      <text:p text:style-name="P2"><text:tab/><text:tab/><draw:frame draw:style-name="fr1" draw:name="Object3" text:anchor-type="as-char" svg:width="1.248in" svg:height="0.2075in" draw:z-index="2"><draw:object xlink:href="./Object 3" xlink:type="simple" xlink:show="embed" xlink:actuate="onLoad"/><draw:image xlink:href="./ObjectReplacements/Object 3" xlink:type="simple" xlink:show="embed" xlink:actuate="onLoad"/></draw:frame>minus ORIGIN = 0x00001200 </text:p>
      <text:p text:style-name="P2"><text:tab/><text:tab/>(e.g. 4*2^13 = 32,768 Bytes = 0x8000 | LENGTH = 0x8000 – 0x1200 = 0x6E00)</text:p>
      <text:list xml:id="list1594653999" text:continue-numbering="true" text:style-name="L1">
        <text:list-item>
          <text:list>
            <text:list-item>
              <text:p text:style-name="P6">select your STACK size on board.h line 16 #define STACK_SIZE <text:s text:c="5"/>0x01000</text:p>
              <text:list>
                <text:list-item>
                  <text:p text:style-name="P6">change your IN_CLK if not using 25000000 (25MHz)</text:p>
                </text:list-item>
              </text:list>
            </text:list-item>
            <text:list-item>
              <text:p text:style-name="P6">inside of sw/support make clean, make all</text:p>
            </text:list-item>
            <text:list-item>
              <text:p text:style-name="P6">inside of sw/utils make clean, make all</text:p>
            </text:list-item>
            <text:list-item>
              <text:p text:style-name="P6">inside of the target software (e.g. sw/uart) make clean, make all</text:p>
            </text:list-item>
          </text:list>
        </text:list-item>
        <text:list-item>
          <text:p text:style-name="P6">Simulation</text:p>
          <text:list>
            <text:list-item>
              <text:p text:style-name="P6">Install Icarus Verilog</text:p>
              <text:list>
                <text:list-item>
                  <text:p text:style-name="P6">You will need <text:s/>at least version 0.9.1 (<text:a xlink:type="simple" xlink:href="ftp://ftp.icarus.com/pub/eda/verilog/v0.9/">ftp://ftp.icarus.com/pub/eda/verilog/v0.9/</text:a>)</text:p>
                </text:list-item>
              </text:list>
            </text:list-item>
            <text:list-item>
              <text:p text:style-name="P6">configure your system: minsoc_defines.v <text:span text:style-name="T1">(not necessary)</text:span></text:p>
              <text:list>
                <text:list-item>
                  <text:p text:style-name="P9"><text:span text:style-name="T1">Note:</text:span> (<text:span text:style-name="T1">since revision 17)</text:span> Ethernet functionality of testbench does not base on eth_phy.v anymore. This means that you can uncomment ETHERNET on minsoc_defines.v and simulate it without simulation speed decrease and without changing any file. </text:p>
                </text:list-item>
                <text:list-item>
                  <text:p text:style-name="P6"><text:soft-page-break/><text:span text:style-name="T1">Previous to revision 17:</text:span> if you uncomment “`define ETHERNET” you have to:</text:p>
                  <text:list>
                    <text:list-item>
                      <text:p text:style-name="P6">edit “minsoc/sim/run/generate_bench”:</text:p>
                      <text:list>
                        <text:list-item>
                          <text:p text:style-name="P6">substitute “../bin/minsoc_model_fast.txt” for “../bin/minsoc_model_complete.txt”</text:p>
                        </text:list-item>
                      </text:list>
                    </text:list-item>
                    <text:list-item>
                      <text:p text:style-name="P6">THIS WILL SLOW DOWN YOUR SIMULATION BY FACTOR 300</text:p>
                    </text:list-item>
                  </text:list>
                </text:list-item>
              </text:list>
            </text:list-item>
            <text:list-item>
              <text:p text:style-name="P6">configure minsoc_bench_defines.v <text:span text:style-name="T1">(not necessary)</text:span></text:p>
              <text:list>
                <text:list-item>
                  <text:p text:style-name="P6">Your testbench will use a memory model, not actually the same memory controller the implementation uses. This enables the option “`define INITIALIZE_MEMORY_MODEL”, where the firmware is loaded to the memory before testbench start. </text:p>
                </text:list-item>
                <text:list-item>
                  <text:p text:style-name="P6">You may use the actual implementation memory:</text:p>
                  <text:list>
                    <text:list-item>
                      <text:p text:style-name="P6">comment “`define INITIALIZE_MEMORY_MODEL”</text:p>
                    </text:list-item>
                    <text:list-item>
                      <text:p text:style-name="P6">edit minsoc/sim/run/generate_bench</text:p>
                      <text:list>
                        <text:list-item>
                          <text:p text:style-name="P6">substitute “../bin/minsoc_model.txt” for “../bin/minsoc_memory.txt”</text:p>
                        </text:list-item>
                      </text:list>
                    </text:list-item>
                    <text:list-item>
                      <text:p text:style-name="P6">You might want to uncomment “`define START_UP”, it loads the firmware to a SPI memory. At start of testbench the system reads this memory and loads the firmware to main memory. Takes +-3 min. This is possible to be used for a real system, all you have to do is uncomment “`define START_UP” from minsoc/rtl/verilog/minsoc_defines.v.</text:p>
                    </text:list-item>
                  </text:list>
                </text:list-item>
              </text:list>
            </text:list-item>
            <text:list-item>
              <text:p text:style-name="P6">Modify testbench <text:span text:style-name="T1">(not necessary)</text:span></text:p>
            </text:list-item>
            <text:list-item>
              <text:p text:style-name="P6">command to start testbench and select firmware</text:p>
              <text:list>
                <text:list-item>
                  <text:p text:style-name="P6">from minsoc/sim/run/</text:p>
                  <text:list>
                    <text:list-item>
                      <text:p text:style-name="P6">./generate_bench</text:p>
                    </text:list-item>
                    <text:list-item>
                      <text:p text:style-name="P6">./run_bench &lt;your_firmware.hex&gt;</text:p>
                      <text:list>
                        <text:list-item>
                          <text:p text:style-name="P6">./run_bench ../../sw/uart/uart-nocache-twobyte-sizefirst.hex</text:p>
                        </text:list-item>
                      </text:list>
                    </text:list-item>
                  </text:list>
                </text:list-item>
              </text:list>
            </text:list-item>
            <text:list-item>
              <text:p text:style-name="P6">Debuging the testbench (3 terminals)</text:p>
              <text:list>
                <text:list-item>
                  <text:p text:style-name="P6">terminal 1: from minsoc/sim/run/</text:p>
                  <text:list>
                    <text:list-item>
                      <text:p text:style-name="P6">./generate_bench</text:p>
                    </text:list-item>
                    <text:list-item>
                      <text:p text:style-name="P6">./run_bench &lt;your_firmware.hex&gt;</text:p>
                      <text:list>
                        <text:list-item>
                          <text:p text:style-name="P6">./run_bench ../../sw/uart/uart-nocache-twobyte-sizefirst.hex</text:p>
                        </text:list-item>
                      </text:list>
                    </text:list-item>
                  </text:list>
                </text:list-item>
                <text:list-item>
                  <text:p text:style-name="P6">terminal 2: from minsoc/sim/run</text:p>
                  <text:list>
                    <text:list-item>
                      <text:p text:style-name="P6">./start_server</text:p>
                    </text:list-item>
                  </text:list>
                </text:list-item>
                <text:list-item>
                  <text:p text:style-name="P6">terminal 3: at minsoc/sw/uart</text:p>
                  <text:list>
                    <text:list-item>
                      <text:p text:style-name="P6">or32-elf-gdb uart-nocache.or32</text:p>
                    </text:list-item>
                    <text:list-item>
                      <text:p text:style-name="P6">target remote :9999</text:p>
                    </text:list-item>
                    <text:list-item>
                      <text:p text:style-name="P6"><text:soft-page-break/>load<text:tab/></text:p>
                      <text:list>
                        <text:list-item>
                          <text:p text:style-name="P6">if you have INITIALIZE_MEMORY_MODEL enabled you don't have to do this</text:p>
                        </text:list-item>
                        <text:list-item>
                          <text:p text:style-name="P6">if you have START_UP and waited for the message: “Memory start-up completed...” you also don't need this</text:p>
                        </text:list-item>
                      </text:list>
                    </text:list-item>
                    <text:list-item>
                      <text:p text:style-name="P6">set $pc=0x100</text:p>
                    </text:list-item>
                    <text:list-item>
                      <text:p text:style-name="P6">c</text:p>
                    </text:list-item>
                  </text:list>
                </text:list-item>
              </text:list>
            </text:list-item>
          </text:list>
        </text:list-item>
        <text:list-item>
          <text:p text:style-name="P6">Implementation</text:p>
          <text:list>
            <text:list-item>
              <text:p text:style-name="P6">configure minsoc_defines.v</text:p>
              <text:list>
                <text:list-item>
                  <text:p text:style-name="P6">`define MEMORY_ADR_WIDTH 13 defines the amount of memory you get. The depth is defined by <draw:frame draw:style-name="fr1" draw:name="Object1" text:anchor-type="as-char" svg:width="1.102in" svg:height="0.2075in" draw:z-index="0"><draw:object xlink:href="./Object 1" xlink:type="simple" xlink:show="embed" xlink:actuate="onLoad"/><draw:image xlink:href="./ObjectReplacements/Object 1" xlink:type="simple" xlink:show="embed" xlink:actuate="onLoad"/></draw:frame>, since its data width is 32 bits, the amount in Bytes is 4 times its depth. (this is not allowed to be less than 12, 11 is the memory block address width)</text:p>
                </text:list-item>
              </text:list>
            </text:list-item>
            <text:list-item>
              <text:p text:style-name="P6">configure or1200_defines.v (optional -&gt; reduce logic usage)</text:p>
              <text:list>
                <text:list-item>
                  <text:p text:style-name="P6">Target FPGA memories (OR1200_XILINX_RAMB16 for Xilinx, Spartan 3 and above)</text:p>
                </text:list-item>
                <text:list-item>
                  <text:p text:style-name="P6">Type of register file RAM (generic, twoport or <text:span text:style-name="T2">dual port</text:span>) (dual port is supported by Xilinx BRAM)<text:span text:style-name="T1">(select only one)</text:span></text:p>
                </text:list-item>
              </text:list>
            </text:list-item>
            <text:list-item>
              <text:p text:style-name="P6">define user constrains for system pinout (edit backend/yourboard.ucf file)</text:p>
            </text:list-item>
            <text:list-item>
              <text:p text:style-name="P6">create project in project manager (ISE, Quartus), include files</text:p>
            </text:list-item>
            <text:list-item>
              <text:p text:style-name="P6">synthesize, P&amp;R and upload bitfile</text:p>
            </text:list-item>
            <text:list-item>
              <text:p text:style-name="P6">connect the cable to the selected JTAG TAP</text:p>
            </text:list-item>
          </text:list>
        </text:list-item>
        <text:list-item>
          <text:p text:style-name="P6">use GDB to upload software and debug for simulation and implementation</text:p>
          <text:list>
            <text:list-item>
              <text:p text:style-name="P6">start adv_jtag_bridge</text:p>
              <text:list>
                <text:list-item>
                  <text:p text:style-name="P6">cd ~/</text:p>
                </text:list-item>
                <text:list-item>
                  <text:p text:style-name="P6">sudo adv_jtag_bridge xpc3 (xess, usbblaster, xpc_usb, ft2232)</text:p>
                </text:list-item>
                <text:list-item>
                  <text:p text:style-name="P6">Let the program running and open another terminal</text:p>
                </text:list-item>
              </text:list>
            </text:list-item>
            <text:list-item>
              <text:p text:style-name="P6">Open a terminal program (e.g. gtkterm) </text:p>
              <text:list>
                <text:list-item>
                  <text:p text:style-name="P6">configure port to a serial port connected to your board</text:p>
                </text:list-item>
                <text:list-item>
                  <text:p text:style-name="P6">configure bitrate to 115200</text:p>
                </text:list-item>
              </text:list>
            </text:list-item>
            <text:list-item>
              <text:p text:style-name="P6">start gdb, load firmware (example)</text:p>
              <text:list>
                <text:list-item>
                  <text:p text:style-name="P6">cd minsoc/sw/uart</text:p>
                </text:list-item>
                <text:list-item>
                  <text:p text:style-name="P6">or32-elf-gdb uart-nocache.or32</text:p>
                </text:list-item>
                <text:list-item>
                  <text:p text:style-name="P6">target remote :9999</text:p>
                </text:list-item>
                <text:list-item>
                  <text:p text:style-name="P6">load</text:p>
                </text:list-item>
                <text:list-item>
                  <text:p text:style-name="P6">set $pc=0x100</text:p>
                </text:list-item>
                <text:list-item>
                  <text:p text:style-name="P6"><text:soft-page-break/>c</text:p>
                </text:list-item>
              </text:list>
            </text:list-item>
            <text:list-item>
              <text:p text:style-name="P6">Inside of gtkterm “Hello World.” should have appeared, if you press any key inside of gtkterm the processor will return the next alphabetical letter (press a, it returns b)</text:p>
            </text:list-item>
          </text:list>
        </text:list-item>
        <text:list-item>
          <text:p text:style-name="P6">Examples: different constraint files for different boards → inside of backend directory</text:p>
          <text:list>
            <text:list-item>
              <text:p text:style-name="P6">Spartan 3A DSP 1800 (100%)</text:p>
              <text:list>
                <text:list-item>
                  <text:p text:style-name="P6">minsoc_defines.v</text:p>
                  <text:list>
                    <text:list-item>
                      <text:p text:style-name="P6">no definitions change, ready to go</text:p>
                    </text:list-item>
                  </text:list>
                </text:list-item>
                <text:list-item>
                  <text:p text:style-name="P9">or1200_defines.v (optional, reduce logic use)</text:p>
                  <text:list>
                    <text:list-item>
                      <text:p text:style-name="P9">uncomment `define OR1200_XILINX_RAMB16</text:p>
                    </text:list-item>
                    <text:list-item>
                      <text:p text:style-name="P9">uncomment `define OR1200_RFRAM_DUALPORT</text:p>
                    </text:list-item>
                    <text:list-item>
                      <text:p text:style-name="P9">comment `define OR1200_RFRAM_GENERIC</text:p>
                    </text:list-item>
                  </text:list>
                </text:list-item>
              </text:list>
            </text:list-item>
            <text:list-item>
              <text:p text:style-name="P6">Spartan 3E Starter Kit <text:span text:style-name="T1">no Ethernet</text:span> (100%) </text:p>
              <text:list>
                <text:list-item>
                  <text:p text:style-name="P9">minsoc_defines.v</text:p>
                  <text:list>
                    <text:list-item>
                      <text:p text:style-name="P9">comment `define SPARTAN3A</text:p>
                    </text:list-item>
                    <text:list-item>
                      <text:p text:style-name="P9">uncomment `define SPARTAN3E</text:p>
                    </text:list-item>
                    <text:list-item>
                      <text:p text:style-name="P9">change CLOCK_DIVISOR from 5 to 2</text:p>
                    </text:list-item>
                    <text:list-item>
                      <text:p text:style-name="P9">comment `define ETHERNET</text:p>
                    </text:list-item>
                  </text:list>
                </text:list-item>
                <text:list-item>
                  <text:p text:style-name="P9">or1200_defines.v</text:p>
                </text:list-item>
              </text:list>
            </text:list-item>
          </text:list>
        </text:list-item>
      </text:list>
      <text:list xml:id="list653204883" text:style-name="L11">
        <text:list-item>
          <text:list>
            <text:list-item>
              <text:list>
                <text:list-item>
                  <text:list>
                    <text:list-item>
                      <text:p text:style-name="P17">uncomment `define OR1200_XILINX_RAMB16</text:p>
                    </text:list-item>
                  </text:list>
                </text:list-item>
              </text:list>
            </text:list-item>
            <text:list-item>
              <text:p text:style-name="P17">Spartan 3E Starter Kit <text:span text:style-name="T1">with Ethernet (not tested)</text:span></text:p>
            </text:list-item>
          </text:list>
        </text:list-item>
      </text:list>
      <text:list xml:id="list842572137" text:continue-list="list1594653999" text:style-name="L1">
        <text:list-item>
          <text:list>
            <text:list-item>
              <text:list>
                <text:list-item>
                  <text:p text:style-name="P9">Synthesis properties:</text:p>
                  <text:list>
                    <text:list-item>
                      <text:p text:style-name="P9">Optimization Goal: Area</text:p>
                    </text:list-item>
                    <text:list-item>
                      <text:p text:style-name="P9">Optimization Effort: High</text:p>
                    </text:list-item>
                  </text:list>
                </text:list-item>
                <text:list-item>
                  <text:p text:style-name="P9">minsoc_defines.v</text:p>
                  <text:list>
                    <text:list-item>
                      <text:p text:style-name="P9">comment `define SPARTAN3A</text:p>
                    </text:list-item>
                    <text:list-item>
                      <text:p text:style-name="P9">uncomment `define SPARTAN3E</text:p>
                    </text:list-item>
                    <text:list-item>
                      <text:p text:style-name="P9">let CLOCK_DIVISOR at 5</text:p>
                    </text:list-item>
                    <text:list-item>
                      <text:p text:style-name="P9">change MEMORY_ADR_WIDTH <text:s/>from 13 to 12</text:p>
                    </text:list-item>
                    <text:list-item>
                      <text:p text:style-name="P9">uncomment `define ETHERNET</text:p>
                    </text:list-item>
                    <text:list-item>
                      <text:p text:style-name="P9">comment `define UART</text:p>
                      <text:list>
                        <text:list-item>
                          <text:p text:style-name="P9">this is not necessary, though you will get 99% device usage if not commenting, 89% otherwise. </text:p>
                        </text:list-item>
                      </text:list>
                    </text:list-item>
                  </text:list>
                </text:list-item>
                <text:list-item>
                  <text:p text:style-name="P9">or1200_defines.v</text:p>
                  <text:list>
                    <text:list-item>
                      <text:p text:style-name="P9"><text:soft-page-break/>uncomment `define OR1200_XILINX_RAMB16</text:p>
                    </text:list-item>
                    <text:list-item>
                      <text:p text:style-name="P9">comment `define OR1200_MULT_IMPLEMENTED</text:p>
                    </text:list-item>
                    <text:list-item>
                      <text:p text:style-name="P9">comment `define OR1200_MAC_IMPLEMENTED</text:p>
                    </text:list-item>
                  </text:list>
                </text:list-item>
              </text:list>
            </text:list-item>
          </text:list>
        </text:list-item>
      </text:list>
      <text:list xml:id="list1291215762" text:style-name="L3">
        <text:list-item>
          <text:list>
            <text:list-item>
              <text:list>
                <text:list-item>
                  <text:list>
                    <text:list-item>
                      <text:p text:style-name="P10">uncomment `define OR1200_RFRAM_DUALPORT</text:p>
                    </text:list-item>
                    <text:list-item>
                      <text:p text:style-name="P10">comment `define OR1200_RFRAM_GENERIC</text:p>
                    </text:list-item>
                  </text:list>
                </text:list-item>
              </text:list>
            </text:list-item>
          </text:list>
        </text:list-item>
      </text:list>
      <text:list xml:id="list395722935" text:style-name="L4">
        <text:list-item>
          <text:list>
            <text:list-item>
              <text:list>
                <text:list-item>
                  <text:list>
                    <text:list-item>
                      <text:p text:style-name="P11">comment `define OR1200_PM_IMPLEMENTED</text:p>
                    </text:list-item>
                  </text:list>
                </text:list-item>
              </text:list>
            </text:list-item>
          </text:list>
        </text:list-item>
      </text:list>
      <text:list xml:id="list656285484" text:style-name="L5">
        <text:list-item>
          <text:list>
            <text:list-item>
              <text:list>
                <text:list-item>
                  <text:list>
                    <text:list-item>
                      <text:p text:style-name="P12">comment `define OR1200_QMEM_IMPLEMENTED</text:p>
                    </text:list-item>
                  </text:list>
                </text:list-item>
              </text:list>
            </text:list-item>
          </text:list>
        </text:list-item>
      </text:list>
      <text:list xml:id="list1464302827" text:continue-list="list842572137" text:style-name="L1">
        <text:list-item>
          <text:list>
            <text:list-item>
              <text:list>
                <text:list-item>
                  <text:list>
                    <text:list-item>
                      <text:p text:style-name="P9">comment `define OR1200_CFGR_IMPLEMENTED</text:p>
                    </text:list-item>
                  </text:list>
                </text:list-item>
                <text:list-item>
                  <text:p text:style-name="P9">eth_defines.v</text:p>
                  <text:list>
                    <text:list-item>
                      <text:p text:style-name="P9">uncomment `define ETH_FIFO_XILINX</text:p>
                    </text:list-item>
                    <text:list-item>
                      <text:p text:style-name="P9">uncomment `define ETH_XILINX_RAMB4</text:p>
                    </text:list-item>
                  </text:list>
                </text:list-item>
                <text:list-item>
                  <text:p text:style-name="P9">Collateral effects: </text:p>
                  <text:list>
                    <text:list-item>
                      <text:p text:style-name="P9">from sw/support/Makefile.inc line 7:</text:p>
                    </text:list-item>
                  </text:list>
                </text:list-item>
              </text:list>
            </text:list-item>
          </text:list>
        </text:list-item>
      </text:list>
      <text:list xml:id="list83423504" text:style-name="L6">
        <text:list-item>
          <text:list>
            <text:list-item>
              <text:list>
                <text:list-item>
                  <text:list>
                    <text:list-item>
                      <text:p text:style-name="P13">GCC_OPT=-mhard-mul -g to GCC_OPT=-msoft-mul -g</text:p>
                    </text:list-item>
                  </text:list>
                </text:list-item>
              </text:list>
            </text:list-item>
          </text:list>
        </text:list-item>
      </text:list>
      <text:list xml:id="list271670769" text:style-name="L7">
        <text:list-item>
          <text:list>
            <text:list-item>
              <text:list>
                <text:list-item>
                  <text:p text:style-name="P14">change sw/support/orp.ld:</text:p>
                  <text:list>
                    <text:list-item>
                      <text:p text:style-name="P14">ram: LENGTH = from 0x00006E00 to 0x00002E00</text:p>
                    </text:list-item>
                    <text:list-item>
                      <text:p text:style-name="P8"><text:span text:style-name="T2">this is not much memory, I recommend the inclusion of the </text:span>wb_ddr<text:span text:style-name="T2"> project to minsoc to use your DDR SRAM memory</text:span></text:p>
                    </text:list-item>
                  </text:list>
                </text:list-item>
              </text:list>
            </text:list-item>
          </text:list>
        </text:list-item>
      </text:list>
      <text:list xml:id="list346764673" text:style-name="L8">
        <text:list-item>
          <text:list>
            <text:list-item>
              <text:list>
                <text:list-item>
                  <text:p text:style-name="P15">Further area optimization possibilities: <text:span text:style-name="T1">(not necessary, DON'T DO)</text:span></text:p>
                  <text:list>
                    <text:list-item>
                      <text:p text:style-name="P15">Turn off: pic, tick timer or debug unit</text:p>
                    </text:list-item>
                  </text:list>
                </text:list-item>
              </text:list>
            </text:list-item>
          </text:list>
        </text:list-item>
      </text:list>
      <text:p text:style-name="P5"/>
      <text:p text:style-name="P1">To Do:</text:p>
      <text:list xml:id="list218562782" text:continue-list="list1464302827" text:style-name="L1">
        <text:list-item text:start-value="1">
          <text:p text:style-name="P18">Implement a instantiable standard memory verilog file (90%)</text:p>
          <text:list>
            <text:list-item>
              <text:p text:style-name="P6">compatible for simulation, xilinx, altera, asics (100%)</text:p>
            </text:list-item>
            <text:list-item>
              <text:p text:style-name="P6">resizable (100%)</text:p>
            </text:list-item>
            <text:list-item>
              <text:p text:style-name="P18">Able to read in 1 clock cycle (30%)</text:p>
              <text:list>
                <text:list-item>
                  <text:p text:style-name="P18">minsoc_onchip_ram_top needs 2 cycles to complete a read operation, because the read acknowledge is triggered on the rising edge of wb_clk after wb_cyc has been set</text:p>
                  <text:list>
                    <text:list-item>
                      <text:p text:style-name="P18">Attempt to change it to negedge led to non running system for XILINX_RAMB16: neither CPU self test of adv_jtag_bridge nor firmware running did work</text:p>
                    </text:list-item>
                  </text:list>
                </text:list-item>
                <text:list-item>
                  <text:p text:style-name="P18">Change back onchip_ram.v to generic implementation to posedge because it correspond to the reality of internal FPGA memories. (100%)</text:p>
                </text:list-item>
                <text:list-item>
                  <text:p text:style-name="P18">phasing the clock connection from onchip_ram_top to the onchip_rams by 180° it <text:soft-page-break/>works both in bench and on board. onchip_ram( .clk(~wb_clk_i) );</text:p>
                </text:list-item>
              </text:list>
            </text:list-item>
          </text:list>
        </text:list-item>
      </text:list>
      <text:list xml:id="list1181079161" text:style-name="L9">
        <text:list-item>
          <text:list>
            <text:list-item>
              <text:list>
                <text:list-item>
                  <text:p text:style-name="P19">Though, self test of or32 by adv_jtag_bridge fails, has to be debugged</text:p>
                  <text:list>
                    <text:list-item>
                      <text:p text:style-name="P19">maybe the adv_jtag_bridge or the debug unit is stalling the cpu before it can complete something. It stores a program in the memory from 0x0 to 0x28.</text:p>
                      <text:list>
                        <text:list-item>
                          <text:list>
                            <text:list-item>
                              <text:p text:style-name="P19">memory 2 clks: runs till 0x20, stalls for 1 instruction, runs (0x28,0x10,0x14)</text:p>
                            </text:list-item>
                            <text:list-item>
                              <text:p text:style-name="P19">memory 1 clk: runs till 0x24, stalls for 1 instruction, runs (0x10)</text:p>
                            </text:list-item>
                          </text:list>
                        </text:list-item>
                      </text:list>
                    </text:list-item>
                    <text:list-item>
                      <text:p text:style-name="P19">difference: signal aborted_r from or1200_iwb_biu is supressed for 1 clk memory while not for 2 clk at instruction 0x20 (reading instruction from addr 0x20)</text:p>
                    </text:list-item>
                  </text:list>
                </text:list-item>
                <text:list-item>
                  <text:p text:style-name="P19">It is not standard to use the negative clock edge to solve this speed issue (check wishbone specification). Generally this speed decrease would get better with burst accesses, if the acknowledges after the first come instantaneously. </text:p>
                  <text:list>
                    <text:list-item>
                      <text:p text:style-name="P19">But for that, OR1200_WB_B3 has to be uncommented in or1200_defines.v and minsoc_onchip_ram_top.v has to be changed accordingly to use the signals: wb_bte_i and wb_cti_i</text:p>
                    </text:list-item>
                    <text:list-item>
                      <text:p text:style-name="P19">This is also only relevant if cache is implemented, otherwise all accesses from instruction wishbone interface are single accesses. (I guess)</text:p>
                    </text:list-item>
                  </text:list>
                </text:list-item>
              </text:list>
            </text:list-item>
          </text:list>
        </text:list-item>
      </text:list>
      <text:list xml:id="list450985690" text:continue-list="list218562782" text:style-name="L1">
        <text:list-item>
          <text:p text:style-name="P6">Use a tc_top.v from older orpsoc, which manages the system memory and enables connection of peripherals (100%)</text:p>
        </text:list-item>
        <text:list-item>
          <text:p text:style-name="P18">Implement a standard clock divider, which is automatically configured by the system definition file (75%)</text:p>
          <text:list>
            <text:list-item>
              <text:p text:style-name="P6">Standard (100%)</text:p>
            </text:list-item>
            <text:list-item>
              <text:p text:style-name="P6">Xilinx (100%)</text:p>
            </text:list-item>
            <text:list-item>
              <text:p text:style-name="P18">Altera (0%)</text:p>
              <text:list>
                <text:list-item>
                  <text:p text:style-name="P18">For now Altera clock divider is implemented as the Standard</text:p>
                </text:list-item>
              </text:list>
            </text:list-item>
            <text:list-item>
              <text:p text:style-name="P6">implement in a separated file (100%)</text:p>
            </text:list-item>
          </text:list>
        </text:list-item>
        <text:list-item>
          <text:p text:style-name="P6">Implement a standard an unique system definition file, where one can select: (100%)</text:p>
          <text:list>
            <text:list-item>
              <text:p text:style-name="P6">how much memory to instantiate (100%)</text:p>
            </text:list-item>
            <text:list-item>
              <text:p text:style-name="P6">FPGA manufacturer and type (100%)</text:p>
            </text:list-item>
            <text:list-item>
              <text:p text:style-name="P6">which JTAG Tap to use (Generic of FPGA) (100%)</text:p>
              <text:list>
                <text:list-item>
                  <text:p text:style-name="P6">which fpga, overwrite _internal_jtag_options.v(100%)</text:p>
                </text:list-item>
              </text:list>
            </text:list-item>
            <text:list-item>
              <text:p text:style-name="P6">system clock, clock divider (100%)</text:p>
            </text:list-item>
            <text:list-item>
              <text:p text:style-name="P6">Which interfaces to be connected to the system (UART and ETH) (100%)</text:p>
            </text:list-item>
          </text:list>
        </text:list-item>
        <text:list-item>
          <text:p text:style-name="P18">Have standard software which can be directly compiled with make to be uploaded to the system (40%)</text:p>
          <text:list>
            <text:list-item>
              <text:p text:style-name="P6">Have it (100%)</text:p>
            </text:list-item>
            <text:list-item>
              <text:p text:style-name="P18"><text:soft-page-break/>direct set amount of memory and stack size for software based on system definition file (0%)</text:p>
            </text:list-item>
            <text:list-item>
              <text:p text:style-name="P18">direct adopt system address space as configured in definition file to the device drivers written in sw/support directory (0%)</text:p>
            </text:list-item>
          </text:list>
        </text:list-item>
        <text:list-item>
          <text:p text:style-name="P18">Have a standard testbench, with which one can simulate through iverilog easily and which can be easily redefined to simulate the environment (interfaces read and write functions) (90%)</text:p>
          <text:list>
            <text:list-item>
              <text:p text:style-name="P18">read and write for most interfaces (ETH, UART, CAN, I2C, SPI) (70%)</text:p>
            </text:list-item>
            <text:list-item>
              <text:p text:style-name="P6">regular testbench for the SoC (100%)</text:p>
              <text:list>
                <text:list-item>
                  <text:p text:style-name="P6">runnable testbench (100%)</text:p>
                </text:list-item>
                <text:list-item>
                  <text:p text:style-name="P6">debug interface (100%)</text:p>
                </text:list-item>
                <text:list-item>
                  <text:p text:style-name="P6">uart output (100%)</text:p>
                </text:list-item>
                <text:list-item>
                  <text:p text:style-name="P6">spi start-up (100%)</text:p>
                  <text:list>
                    <text:list-item>
                      <text:p text:style-name="P6">start-up rom memory (or1k-startup project) (100%)</text:p>
                    </text:list-item>
                    <text:list-item>
                      <text:p text:style-name="P6">create a SPI model to load the firmare to it at begin (100%)</text:p>
                      <text:list>
                        <text:list-item>
                          <text:p text:style-name="P6">create a memory, which can be written by $readmemh and read from through spi interface to the or1k-startup project (100%)</text:p>
                        </text:list-item>
                        <text:list-item>
                          <text:p text:style-name="P6">Add some glue logic to the SoC switch to assign the first commands to the openrisc to jump to the address of the or1k_startup 0x40000000. (100%) </text:p>
                          <text:list>
                            <text:list-item>
                              <text:p text:style-name="P6">instead of setting the address as in orpsoc 1, assert the instruction through wb_rim_dat_i . (100%)</text:p>
                            </text:list-item>
                          </text:list>
                        </text:list-item>
                      </text:list>
                    </text:list-item>
                  </text:list>
                </text:list-item>
                <text:list-item>
                  <text:p text:style-name="P9">Fill memory with a $readmem code for fast firmware upload on simulation. (100%)</text:p>
                  <text:list>
                    <text:list-item>
                      <text:p text:style-name="P9">It is not allowed to access instances created by generate through a variable, so it is not possible to access each memory block from the memory to load the firmware before testbench execution (now working 100%)</text:p>
                      <text:list>
                        <text:list-item>
                          <text:p text:style-name="P9">Create a memory model, which changes the address width of the memory blocks allowing any memory depth with only 4 instances. Substitute the memory controller used by the implementation with it for the testbench. This way both testbench and implementation work. (100%)</text:p>
                          <text:list>
                            <text:list-item>
                              <text:p text:style-name="P9">This is only necessary for the `define INITIALIZE_MEMORY_MODEL, where the firmware is uploaded to the memory even before testbench execution. </text:p>
                            </text:list-item>
                            <text:list-item>
                              <text:p text:style-name="P9">To use the real memory from the implementation instead, comment this and change minsoc/sim/run/generate_bench script to use “minsoc/sim/bin/minsoc_memory_fast.txt” instead of “minsoc/sim/bin/minsoc_model_fast.txt”. </text:p>
                            </text:list-item>
                          </text:list>
                        </text:list-item>
                      </text:list>
                    </text:list-item>
                    <text:list-item>
                      <text:p text:style-name="P9">Filled memory does not run the complete program: (“o World.”) ( now working 100%)</text:p>
                      <text:list>
                        <text:list-item>
                          <text:p text:style-name="P9">After reset by gdb (set $pc=0x100), continue leads to SIGBUS error. ( now <text:soft-page-break/>working 100%)</text:p>
                          <text:list>
                            <text:list-item>
                              <text:p text:style-name="P9">this seems to happen from the debug side, debug has asserted du_stall, why?</text:p>
                            </text:list-item>
                            <text:list-item>
                              <text:p text:style-name="P9">Reloading the program by gdb works, if we split the memory into 4 blocks (100%)</text:p>
                            </text:list-item>
                          </text:list>
                        </text:list-item>
                        <text:list-item>
                          <text:p text:style-name="P9">SIGBUS error and (“o World.”) output happened, because after the program size bytes the following program goes into the memory starting from address 0x4 not 0x0. (now working 100%)</text:p>
                        </text:list-item>
                      </text:list>
                    </text:list-item>
                  </text:list>
                </text:list-item>
                <text:list-item>
                  <text:p text:style-name="P9">select firmware on command line (100%)</text:p>
                </text:list-item>
                <text:list-item>
                  <text:p text:style-name="P9">Including tb_eth_defines.v , eth_phy_defines.v , eth_phy.v reduces simulation speed by factor 300 more or less, solve this (100%)</text:p>
                  <text:list>
                    <text:list-item>
                      <text:p text:style-name="P9">minsoc/sim/bin/minsoc_model_fast.txt removes them from bench initialization</text:p>
                      <text:list>
                        <text:list-item>
                          <text:p text:style-name="P9">This requires you to comment `define ETHERNET from minsoc/rtl/verilog/minsoc_defines.v</text:p>
                        </text:list-item>
                        <text:list-item>
                          <text:p text:style-name="P9">Then edit generate_bench to use minsoc_model_fast.txt </text:p>
                        </text:list-item>
                      </text:list>
                    </text:list-item>
                    <text:list-item>
                      <text:p text:style-name="P9">minsoc_model_fast runs hello world in 13 seconds</text:p>
                      <text:list>
                        <text:list-item>
                          <text:p text:style-name="P9">minsoc_model_complete would run it in 65 minutes</text:p>
                        </text:list-item>
                      </text:list>
                    </text:list-item>
                    <text:list-item>
                      <text:p text:style-name="P9">eth_phy.v removed from project, instead eth_rx_send task has been ported to the main testbench and is working. It does not handle collisions, but collisions only happen with more communicating nodes, which are not standard here. Speed is back to normal and task is functional. </text:p>
                    </text:list-item>
                  </text:list>
                </text:list-item>
              </text:list>
            </text:list-item>
          </text:list>
        </text:list-item>
        <text:list-item>
          <text:p text:style-name="P6">Have different constraint files for different boards → inside of backend directory</text:p>
          <text:list>
            <text:list-item>
              <text:p text:style-name="P6">Spartan 3A DSP 1800 (100%)</text:p>
            </text:list-item>
            <text:list-item>
              <text:p text:style-name="P6">Spartan 3E Starter Kit (100%) </text:p>
              <text:list>
                <text:list-item>
                  <text:p text:style-name="P9">minsoc_defines.v</text:p>
                  <text:list>
                    <text:list-item>
                      <text:p text:style-name="P9">comment `define SPARTAN3A</text:p>
                    </text:list-item>
                    <text:list-item>
                      <text:p text:style-name="P9">uncomment `define SPARTAN3E</text:p>
                    </text:list-item>
                    <text:list-item>
                      <text:p text:style-name="P9">change CLOCK_DIVISOR from 5 to 2</text:p>
                    </text:list-item>
                    <text:list-item>
                      <text:p text:style-name="P9">comment `define ETHERNET</text:p>
                    </text:list-item>
                  </text:list>
                </text:list-item>
                <text:list-item>
                  <text:p text:style-name="P9">or1200_defines.v</text:p>
                  <text:list>
                    <text:list-item>
                      <text:p text:style-name="P9">uncomment `define OR1200_XILINX_RAMB16</text:p>
                    </text:list-item>
                  </text:list>
                </text:list-item>
              </text:list>
            </text:list-item>
          </text:list>
        </text:list-item>
      </text:list>
      <text:p text:style-name="P4"/>
      <text:p text:style-name="P4"/>
      <text:p text:style-name="P1">To Do v. 2:</text:p>
      <text:list xml:id="list779610350" text:style-name="L10">
        <text:list-item>
          <text:p text:style-name="P16">Add memory interfaces for external memory</text:p>
          <text:list>
            <text:list-item>
              <text:p text:style-name="P16">SDRAM, DDR, DDR2</text:p>
            </text:list-item>
          </text:list>
        </text:list-item>
        <text:list-item>
          <text:p text:style-name="P16"><text:soft-page-break/>Look for a way to allow automatically insertion of new modules to minsoc_top:</text:p>
          <text:list>
            <text:list-item>
              <text:p text:style-name="P16">memory address input</text:p>
            </text:list-item>
            <text:list-item>
              <text:p text:style-name="P16">automatic wishbone connection for minsoc_top</text:p>
            </text:list-item>
            <text:list-item>
              <text:p text:style-name="P16">automatic connection to minsoc_tc_top</text:p>
            </text:list-item>
            <text:list-item>
              <text:p text:style-name="P16">Full switch function, according to amount of masters, i.e.:</text:p>
              <text:list>
                <text:list-item>
                  <text:p text:style-name="P16">2 masters, 2 buses, 2 router: arbiter has to assign correct bus to the calling master)</text:p>
                </text:list-item>
              </text:list>
            </text:list-item>
            <text:list-item>
              <text:p text:style-name="P16">Switch issues, “minsoc_tc_top.v”:</text:p>
              <text:list>
                <text:list-item>
                  <text:p text:style-name="P16">modules instantiated by generate cannot be accessed through variable later on</text:p>
                </text:list-item>
                <text:list-item>
                  <text:p text:style-name="P16">maybe it can be done with parameters, macro and loop only</text:p>
                </text:list-item>
                <text:list-item>
                  <text:p text:style-name="P16">possibility of perlilog use for that</text:p>
                  <text:list>
                    <text:list-item>
                      <text:p text:style-name="P16">hardens testbench creation and raises compatibility issues (I suppose)</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left="0.2in" fo:margin-right="0.2in" fo:margin-top="0in" fo:margin-bottom="0.0835in" fo:text-align="justify" style:justify-single-word="false" fo:text-indent="0.2402in" style:auto-text-indent="false"/>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12T14:30:08</meta:creation-date>
    <dc:date>2009-12-21T10:50:23</dc:date>
    <meta:editing-duration>PT20H06M10S</meta:editing-duration>
    <meta:editing-cycles>289</meta:editing-cycles>
    <meta:generator>OpenOffice.org/3.1$Linux OpenOffice.org_project/310m19$Build-9420</meta:generator>
    <dc:creator>Raul Fajardo</dc:creator>
    <meta:document-statistic meta:table-count="0" meta:image-count="0" meta:object-count="3" meta:page-count="10" meta:paragraph-count="240" meta:word-count="2561" meta:character-count="1656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p>
      <math:mn>2</math:mn>
      <math:mi math:fontstyle="italic">MEMORYADRWIDTH</math:mi>
    </math:msup>
    <math:annotation math:encoding="StarMath 5.0">2^MEMORYADRWIDTH</math:annotation>
  </math:semantics>
</math:math>
</file>

<file path=Object 2/content.xml><?xml version="1.0" encoding="utf-8"?>
<!DOCTYPE math  PUBLIC '-//OpenOffice.org//DTD Modified W3C MathML 1.01//EN'  'math.dtd'>
<math:math xmlns:math="http://www.w3.org/1998/Math/MathML">
  <math:semantics>
    <math:mrow>
      <math:mn>4</math:mn>
      <math:mo math:stretchy="false">⋅</math:mo>
      <math:msup>
        <math:mn>2</math:mn>
        <math:mi math:fontstyle="italic">MEMORYADRWIDTH</math:mi>
      </math:msup>
    </math:mrow>
    <math:annotation math:encoding="StarMath 5.0">4 cdot 2^MEMORYADRWIDTH</math:annotation>
  </math:semantics>
</math:math>
</file>

<file path=Object 3/content.xml><?xml version="1.0" encoding="utf-8"?>
<!DOCTYPE math  PUBLIC '-//OpenOffice.org//DTD Modified W3C MathML 1.01//EN'  'math.dtd'>
<math:math xmlns:math="http://www.w3.org/1998/Math/MathML">
  <math:semantics>
    <math:mrow>
      <math:mn>4</math:mn>
      <math:mo math:stretchy="false">⋅</math:mo>
      <math:msup>
        <math:mn>2</math:mn>
        <math:mi math:fontstyle="italic">MEMORYADRWIDTH</math:mi>
      </math:msup>
    </math:mrow>
    <math:annotation math:encoding="StarMath 5.0">4 cdot 2^MEMORYADRWIDTH</math:annotation>
  </math:semantics>
</math:math>
</file>